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Long_20_Dash"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1.781cm"/>
      <style:paragraph-properties style:writing-mode="lr-tb"/>
    </style:style>
    <style:style style:name="gr3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1.882cm"/>
      <style:paragraph-properties style:writing-mode="lr-tb"/>
    </style:style>
    <style:style style:name="gr5" style:family="graphic" style:parent-style-name="standard">
      <style:graphic-properties draw:fill-color="#ff860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8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solid" svg:stroke-color="#ff8000" draw:fill="none" draw:fill-color="#ffffff" fo:min-height="1.147cm"/>
      <style:paragraph-properties style:writing-mode="lr-tb"/>
    </style:style>
    <style:style style:name="gr11" style:family="graphic" style:parent-style-name="standard">
      <style:graphic-properties draw:stroke="solid" svg:stroke-color="#ff8000" draw:fill="none" draw:fill-color="#ffffff" fo:min-height="1.273cm"/>
      <style:paragraph-properties style:writing-mode="lr-tb"/>
    </style:style>
    <style:style style:name="gr12" style:family="graphic" style:parent-style-name="standard">
      <style:graphic-properties draw:stroke="solid" svg:stroke-color="#ff0000" draw:fill="none" draw:fill-color="#ffffff" fo:min-height="1.909cm"/>
      <style:paragraph-properties style:writing-mode="lr-tb"/>
    </style:style>
    <style:style style:name="gr13" style:family="graphic" style:parent-style-name="standard">
      <style:graphic-properties draw:stroke="solid" svg:stroke-color="#00a933" draw:fill="none" draw:fill-color="#ffffff" fo:min-height="0.766cm"/>
      <style:paragraph-properties style:writing-mode="lr-tb"/>
    </style:style>
    <style:style style:name="gr14" style:family="graphic" style:parent-style-name="standard">
      <style:graphic-properties draw:stroke="solid" svg:stroke-color="#00a933" draw:fill="none" draw:fill-color="#ffffff" fo:min-height="3.387cm"/>
      <style:paragraph-properties style:writing-mode="lr-tb"/>
    </style:style>
    <style:style style:name="gr15" style:family="graphic" style:parent-style-name="objectwithoutfill">
      <style:graphic-properties draw:stroke="dash" draw:stroke-dash="Dot"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1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7" style:family="graphic" style:parent-style-name="objectwithoutfill">
      <style:graphic-properties draw:stroke="dash" draw:stroke-dash="Long_20_Dot" svg:stroke-width="0.035cm" svg:stroke-color="#3333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19" style:family="graphic" style:parent-style-name="Arrow_20_Line">
      <style:graphic-properties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60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22" style:family="graphic" style:parent-style-name="standard">
      <style:graphic-properties draw:stroke="none" draw:stroke-dash="Double_20_Dash" svg:stroke-color="#000000" draw:fill="none" draw:fill-color="#ffffff" fo:min-height="0.639cm"/>
      <style:paragraph-properties style:writing-mode="lr-tb"/>
    </style:style>
    <style:style style:name="gr23" style:family="graphic" style:parent-style-name="standard">
      <style:graphic-properties draw:stroke="none" draw:stroke-dash="Double_20_Dash" svg:stroke-color="#000000" draw:fill="none" draw:fill-color="#ffffff" fo:min-height="0.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25" style:family="graphic" style:parent-style-name="standard">
      <style:graphic-properties draw:stroke="solid" svg:stroke-color="#00a933" draw:fill="none" draw:fill-color="#ffffff" fo:min-height="0.95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13cm" draw:shadow="hidden"/>
      <style:paragraph-properties style:writing-mode="lr-tb"/>
    </style:style>
    <style:style style:name="gr27" style:family="graphic" style:parent-style-name="objectwithoutfill">
      <style:graphic-properties draw:stroke="dash" draw:stroke-dash="Long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 draw:shadow="hidden"/>
    </style:style>
    <style:style style:name="gr28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731cm"/>
      <style:paragraph-properties style:writing-mode="lr-tb"/>
    </style:style>
    <style:style style:name="gr30" style:family="graphic" style:parent-style-name="objectwithoutfill">
      <style:graphic-properties svg:stroke-width="0.018cm" draw:marker-start-width="0.227cm" draw:marker-end="Symmetric_20_Arrow" draw:marker-end-width="0.327cm" svg:stroke-opacity="100%" draw:fill="solid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draw:stroke="dash" draw:stroke-dash="Long_20_Dash" svg:stroke-width="0.018cm" draw:marker-start-width="0.227cm" draw:marker-end="Symmetric_20_Arrow" draw:marker-end-width="0.327cm" svg:stroke-opacity="100%" draw:fill="solid" draw:textarea-vertical-align="middle" fo:padding-top="0.134cm" fo:padding-bottom="0.134cm" fo:padding-left="0.259cm" fo:padding-right="0.259cm"/>
    </style:style>
    <style:style style:name="gr32" style:family="graphic" style:parent-style-name="objectwithoutfill">
      <style:graphic-properties draw:stroke="solid" draw:stroke-dash="Dashed_20__28_var_29_" svg:stroke-width="0.018cm" draw:marker-start-width="0.227cm" draw:marker-end="Symmetric_20_Arrow" draw:marker-end-width="0.327cm" svg:stroke-opacity="100%" draw:fill="solid" draw:textarea-vertical-align="middle" fo:padding-top="0.134cm" fo:padding-bottom="0.134cm" fo:padding-left="0.259cm" fo:padding-right="0.259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-color="#00a933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0" style:family="paragraph">
      <loext:graphic-properties draw:fill="none" draw:fill-color="#ffffff"/>
      <style:paragraph-properties style:writing-mode="lr-tb"/>
      <style:text-properties fo:color="#ff8000" fo:font-size="8pt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color="#c9211e"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color="#00a933"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color="#666666" fo:font-size="11pt" style:font-size-asian="11pt" style:font-size-complex="11pt"/>
    </style:style>
    <style:style style:name="P14" style:family="paragraph">
      <loext:graphic-properties draw:fill="none" draw:fill-color="#ffffff"/>
      <style:paragraph-properties style:writing-mode="lr-tb"/>
      <style:text-properties fo:color="#666666" fo:font-size="13pt" style:font-size-asian="13pt" style:font-size-complex="13pt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1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21" style:family="paragraph">
      <style:text-properties fo:color="#2a6099" fo:font-size="6pt" style:font-size-asian="6pt" style:font-size-complex="6pt"/>
    </style:style>
    <style:style style:name="P22" style:family="paragraph">
      <loext:graphic-properties draw:fill="none" draw:fill-color="#ffffff"/>
      <style:text-properties fo:color="#2a6099" fo:font-size="6pt" style:font-size-asian="6pt" style:font-size-complex="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ff8000" fo:font-size="8pt" style:font-size-asian="8pt" style:font-size-complex="8pt"/>
    </style:style>
    <style:style style:name="T5" style:family="text">
      <style:text-properties fo:color="#c9211e" fo:font-size="8pt" style:font-size-asian="8pt" style:font-size-complex="8pt"/>
    </style:style>
    <style:style style:name="T6" style:family="text">
      <style:text-properties fo:color="#00a933" fo:font-size="8pt" style:font-size-asian="8pt" style:font-size-complex="8pt"/>
    </style:style>
    <style:style style:name="T7" style:family="text">
      <style:text-properties fo:color="#00a933" fo:font-size="7pt" style:font-size-asian="7pt" style:font-size-complex="7pt"/>
    </style:style>
    <style:style style:name="T8" style:family="text">
      <style:text-properties fo:color="#666666" fo:font-size="11pt" style:font-size-asian="11pt" style:font-size-complex="11pt"/>
    </style:style>
    <style:style style:name="T9" style:family="text">
      <style:text-properties fo:color="#666666" fo:font-size="13pt" style:font-size-asian="13pt" style:font-size-complex="13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color="#ff8000" fo:font-size="9pt" style:font-size-asian="9pt" style:font-size-complex="9pt"/>
    </style:style>
    <style:style style:name="T14" style:family="text">
      <style:text-properties fo:color="#ff0000" fo:font-size="9pt" style:font-size-asian="9pt" style:font-size-complex="9pt"/>
    </style:style>
    <style:style style:name="T15" style:family="text">
      <style:text-properties fo:color="#00a933" fo:font-size="9pt" style:font-size-asian="9pt" style:font-size-complex="9pt"/>
    </style:style>
    <style:style style:name="T16" style:family="text">
      <style:text-properties fo:color="#2a6099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10.652cm" svg:x2="28.7cm" svg:y2="10.652cm">
          <text:p/>
        </draw:line>
        <draw:frame draw:style-name="gr2" draw:text-style-name="P2" draw:layer="layout" svg:width="1.397cm" svg:height="2.031cm" svg:x="0.619cm" svg:y="9.763cm">
          <draw:text-box>
            <text:p><text:span text:style-name="T1">22/03</text:span></text:p>
            <text:p><text:span text:style-name="T1"/></text:p>
            <text:p><text:span text:style-name="T1"/></text:p>
            <text:p><text:span text:style-name="T1"/></text:p>
            <text:p><text:span text:style-name="T1">20hs</text:span></text:p>
          </draw:text-box>
        </draw:frame>
        <draw:line draw:style-name="gr3" draw:text-style-name="P3" draw:layer="layout" svg:x1="1.254cm" svg:y1="10.271cm" svg:x2="1.254cm" svg:y2="11.16cm">
          <text:p/>
        </draw:line>
        <draw:line draw:style-name="gr3" draw:text-style-name="P3" draw:layer="layout" svg:x1="12.811cm" svg:y1="10.398cm" svg:x2="12.811cm" svg:y2="10.906cm">
          <text:p/>
        </draw:line>
        <draw:line draw:style-name="gr3" draw:text-style-name="P3" draw:layer="layout" svg:x1="3.286cm" svg:y1="10.398cm" svg:x2="3.286cm" svg:y2="10.906cm">
          <text:p/>
        </draw:line>
        <draw:line draw:style-name="gr3" draw:text-style-name="P3" draw:layer="layout" svg:x1="10.906cm" svg:y1="10.398cm" svg:x2="10.906cm" svg:y2="10.906cm">
          <text:p/>
        </draw:line>
        <draw:line draw:style-name="gr3" draw:text-style-name="P3" draw:layer="layout" svg:x1="9.001cm" svg:y1="10.144cm" svg:x2="9.001cm" svg:y2="11.16cm">
          <text:p/>
        </draw:line>
        <draw:line draw:style-name="gr3" draw:text-style-name="P3" draw:layer="layout" svg:x1="7.096cm" svg:y1="10.398cm" svg:x2="7.096cm" svg:y2="10.906cm">
          <text:p/>
        </draw:line>
        <draw:line draw:style-name="gr3" draw:text-style-name="P3" draw:layer="layout" svg:x1="14.716cm" svg:y1="10.398cm" svg:x2="14.716cm" svg:y2="10.906cm">
          <text:p/>
        </draw:line>
        <draw:line draw:style-name="gr3" draw:text-style-name="P3" draw:layer="layout" svg:x1="12.811cm" svg:y1="10.398cm" svg:x2="12.811cm" svg:y2="10.906cm">
          <text:p/>
        </draw:line>
        <draw:line draw:style-name="gr3" draw:text-style-name="P3" draw:layer="layout" svg:x1="16.621cm" svg:y1="10.144cm" svg:x2="16.621cm" svg:y2="11.16cm">
          <text:p/>
        </draw:line>
        <draw:line draw:style-name="gr3" draw:text-style-name="P3" draw:layer="layout" svg:x1="18.526cm" svg:y1="10.398cm" svg:x2="18.526cm" svg:y2="10.906cm">
          <text:p/>
        </draw:line>
        <draw:line draw:style-name="gr3" draw:text-style-name="P3" draw:layer="layout" svg:x1="5.191cm" svg:y1="10.398cm" svg:x2="5.191cm" svg:y2="10.906cm">
          <text:p/>
        </draw:line>
        <draw:line draw:style-name="gr3" draw:text-style-name="P3" draw:layer="layout" svg:x1="20.431cm" svg:y1="10.398cm" svg:x2="20.431cm" svg:y2="10.906cm">
          <text:p/>
        </draw:line>
        <draw:frame draw:style-name="gr2" draw:text-style-name="P2" draw:layer="layout" svg:width="1.397cm" svg:height="2.031cm" svg:x="8.366cm" svg:y="9.637cm">
          <draw:text-box>
            <text:p><text:span text:style-name="T1">23/03</text:span></text:p>
            <text:p><text:span text:style-name="T1"/></text:p>
            <text:p><text:span text:style-name="T1"/></text:p>
            <text:p><text:span text:style-name="T1"/></text:p>
            <text:p><text:span text:style-name="T1">20hs</text:span></text:p>
          </draw:text-box>
        </draw:frame>
        <draw:frame draw:style-name="gr2" draw:text-style-name="P2" draw:layer="layout" svg:width="1.397cm" svg:height="2.031cm" svg:x="15.986cm" svg:y="9.636cm">
          <draw:text-box>
            <text:p><text:span text:style-name="T1">24/03</text:span></text:p>
            <text:p><text:span text:style-name="T1"/></text:p>
            <text:p><text:span text:style-name="T1"/></text:p>
            <text:p><text:span text:style-name="T1"/></text:p>
            <text:p><text:span text:style-name="T1">20hs</text:span></text:p>
          </draw:text-box>
        </draw:frame>
        <draw:frame draw:style-name="gr4" draw:text-style-name="P4" draw:layer="layout" svg:width="2.159cm" svg:height="2.132cm" svg:x="23.352cm" svg:y="9.536cm">
          <draw:text-box>
            <text:p><text:span text:style-name="T2">2</text:span><text:span text:style-name="T2">5</text:span><text:span text:style-name="T2">/</text:span><text:span text:style-name="T2">0</text:span><text:span text:style-name="T2">3</text:span></text:p>
            <text:p><text:span text:style-name="T2"/></text:p>
            <text:p><text:span text:style-name="T2">2</text:span><text:span text:style-name="T2">0</text:span><text:span text:style-name="T2">h</text:span><text:span text:style-name="T2">s</text:span></text:p>
          </draw:text-box>
        </draw:frame>
        <draw:line draw:style-name="gr3" draw:text-style-name="P3" draw:layer="layout" svg:x1="22.336cm" svg:y1="10.398cm" svg:x2="22.336cm" svg:y2="10.906cm">
          <text:p/>
        </draw:line>
        <draw:line draw:style-name="gr3" draw:text-style-name="P3" draw:layer="layout" svg:x1="24.241cm" svg:y1="10.144cm" svg:x2="24.241cm" svg:y2="11.033cm">
          <text:p/>
        </draw:line>
        <draw:line draw:style-name="gr3" draw:text-style-name="P3" draw:layer="layout" svg:x1="26.146cm" svg:y1="10.398cm" svg:x2="26.146cm" svg:y2="10.906cm">
          <text:p/>
        </draw:line>
        <draw:line draw:style-name="gr3" draw:text-style-name="P3" draw:layer="layout" svg:x1="28.051cm" svg:y1="10.398cm" svg:x2="28.051cm" svg:y2="10.906cm">
          <text:p/>
        </draw:line>
        <draw:custom-shape draw:style-name="gr5" draw:text-style-name="P5" draw:layer="layout" svg:width="0.254cm" svg:height="0.254cm" svg:x="2.2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4.17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54cm" svg:height="0.254cm" svg:x="6.08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54cm" svg:height="0.254cm" svg:x="7.98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54cm" svg:height="0.254cm" svg:x="9.89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54cm" svg:height="0.254cm" svg:x="11.79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13.7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54cm" svg:height="0.254cm" svg:x="15.60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54cm" svg:height="0.254cm" svg:x="17.5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54cm" svg:height="0.254cm" svg:x="19.41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21.32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23.225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25.13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20.55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5.969cm" svg:height="1.673cm" svg:x="20.685cm" svg:y="5.677cm">
          <draw:text-box>
            <text:p><text:span text:style-name="T3">Medici</text:span><text:span text:style-name="T3">ón </text:span><text:span text:style-name="T3">que se </text:span><text:span text:style-name="T3">debe </text:span><text:span text:style-name="T3">realiza</text:span><text:span text:style-name="T3">r.</text:span></text:p>
            <text:p><text:span text:style-name="T1">En </text:span><text:span text:style-name="T1">verde si </text:span><text:span text:style-name="T1">está </text:span><text:span text:style-name="T1">bien, </text:span><text:span text:style-name="T1">en </text:span><text:span text:style-name="T1">naranja </text:span><text:span text:style-name="T1">si está </text:span><text:span text:style-name="T1">más o </text:span><text:span text:style-name="T1">menos, </text:span><text:span text:style-name="T1">en rojo </text:span><text:span text:style-name="T1">si no </text:span><text:span text:style-name="T1">está </text:span></text:p>
          </draw:text-box>
        </draw:frame>
        <draw:frame draw:style-name="gr10" draw:text-style-name="P10" draw:layer="layout" svg:width="1.905cm" svg:height="1.397cm" svg:x="1.381cm" svg:y="12.811cm">
          <draw:text-box>
            <text:p><text:span text:style-name="T4">Medición </text:span><text:span text:style-name="T4">media </text:span><text:span text:style-name="T4">mala, a </text:span><text:span text:style-name="T4">ojo</text:span></text:p>
          </draw:text-box>
        </draw:frame>
        <draw:frame draw:style-name="gr11" draw:text-style-name="P10" draw:layer="layout" svg:width="1.778cm" svg:height="1.523cm" svg:x="5.318cm" svg:y="12.811cm">
          <draw:text-box>
            <text:p><text:span text:style-name="T4">Medición </text:span><text:span text:style-name="T4">media </text:span><text:span text:style-name="T4">mala, a </text:span><text:span text:style-name="T4">ojo</text:span></text:p>
          </draw:text-box>
        </draw:frame>
        <draw:frame draw:style-name="gr12" draw:text-style-name="P11" draw:layer="layout" svg:width="1.778cm" svg:height="2.159cm" svg:x="3.413cm" svg:y="12.811cm">
          <draw:text-box>
            <text:p><text:span text:style-name="T5">Por </text:span><text:span text:style-name="T5">alguna </text:span><text:span text:style-name="T5">extraña </text:span><text:span text:style-name="T5">razón, </text:span><text:span text:style-name="T5">midió 0 </text:span><text:span text:style-name="T5">ppm.</text:span></text:p>
          </draw:text-box>
        </draw:frame>
        <draw:frame draw:style-name="gr13" draw:text-style-name="P12" draw:layer="layout" svg:width="1.651cm" svg:height="1.016cm" svg:x="7.223cm" svg:y="12.811cm">
          <draw:text-box>
            <text:p><text:span text:style-name="T6">Medición </text:span><text:span text:style-name="T6">correcta</text:span><text:span text:style-name="T6">.</text:span></text:p>
          </draw:text-box>
        </draw:frame>
        <draw:frame draw:style-name="gr14" draw:text-style-name="P12" draw:layer="layout" svg:width="1.778cm" svg:height="3.637cm" svg:x="9.128cm" svg:y="12.811cm">
          <draw:text-box>
            <text:p><text:span text:style-name="T6">Medición </text:span><text:span text:style-name="T6">correcta</text:span><text:span text:style-name="T6">. </text:span><text:span text:style-name="T7">1,2,3 </text:span><text:span text:style-name="T7">midieron </text:span><text:span text:style-name="T7">bien, el </text:span><text:span text:style-name="T7">4to midió </text:span><text:span text:style-name="T7">0ppm pero </text:span><text:span text:style-name="T7">estaba </text:span><text:span text:style-name="T7">despierta </text:span><text:span text:style-name="T7">y lo medí </text:span><text:span text:style-name="T7">aparte y </text:span><text:span text:style-name="T7">los junté.</text:span></text:p>
          </draw:text-box>
        </draw:frame>
        <draw:frame draw:style-name="gr13" draw:text-style-name="P12" draw:layer="layout" svg:width="1.778cm" svg:height="1.016cm" svg:x="11.033cm" svg:y="12.811cm">
          <draw:text-box>
            <text:p><text:span text:style-name="T6">Medición </text:span><text:span text:style-name="T6">correcta</text:span><text:span text:style-name="T6">.</text:span></text:p>
          </draw:text-box>
        </draw:frame>
        <draw:line draw:style-name="gr15" draw:text-style-name="P3" draw:layer="layout" svg:x1="9.001cm" svg:y1="8.112cm" svg:x2="9.001cm" svg:y2="15.224cm">
          <text:p/>
        </draw:line>
        <draw:frame draw:style-name="gr16" draw:text-style-name="P13" draw:layer="layout" svg:width="2.286cm" svg:height="1.016cm" svg:x="7.858cm" svg:y="11.668cm">
          <draw:text-box>
            <text:p><text:span text:style-name="T8">Muda</text:span><text:span text:style-name="T8">nza</text:span></text:p>
          </draw:text-box>
        </draw:frame>
        <draw:line draw:style-name="gr17" draw:text-style-name="P3" draw:layer="layout" svg:x1="2.397cm" svg:y1="9.89cm" svg:x2="2.397cm" svg:y2="11.541cm">
          <text:p/>
        </draw:line>
        <draw:frame draw:style-name="gr18" draw:text-style-name="P14" draw:layer="layout" svg:width="1.651cm" svg:height="1.275cm" svg:x="1.508cm" svg:y="8.62cm">
          <draw:text-box>
            <text:p><text:span text:style-name="T9">23/03</text:span></text:p>
            <text:p><text:span text:style-name="T9">00 hs</text:span></text:p>
          </draw:text-box>
        </draw:frame>
        <draw:frame draw:style-name="gr18" draw:text-style-name="P14" draw:layer="layout" svg:width="1.651cm" svg:height="1.275cm" svg:x="9.128cm" svg:y="8.747cm">
          <draw:text-box>
            <text:p><text:span text:style-name="T9">24/03</text:span></text:p>
            <text:p><text:span text:style-name="T9">00 hs</text:span></text:p>
          </draw:text-box>
        </draw:frame>
        <draw:line draw:style-name="gr17" draw:text-style-name="P3" draw:layer="layout" svg:x1="10.017cm" svg:y1="10.017cm" svg:x2="10.017cm" svg:y2="11.414cm">
          <text:p/>
        </draw:line>
        <draw:measure draw:style-name="gr19" draw:text-style-name="P15" draw:layer="measurelines" svg:x1="1.254cm" svg:y1="8.874cm" svg:x2="9.001cm" svg:y2="8.858cm">
          <text:p text:style-name="P15"><text:measure text:kind="gap"/></text:p>
        </draw:measure>
        <draw:measure draw:style-name="gr19" draw:text-style-name="P15" draw:layer="layout" svg:x1="9.001cm" svg:y1="8.858cm" svg:x2="16.621cm" svg:y2="8.874cm">
          <text:p text:style-name="P15"><text:measure text:kind="gap"/></text:p>
        </draw:measure>
        <draw:frame draw:style-name="gr20" draw:text-style-name="P16" draw:layer="layout" svg:width="26.289cm" svg:height="0.853cm" svg:x="4.048cm" svg:y="7.477cm">
          <draw:text-box>
            <text:p><text:span text:style-name="T10">Día </text:span><text:span text:style-name="T10">1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Día </text:span><text:span text:style-name="T10">2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Día </text:span><text:span text:style-name="T10">3</text:span></text:p>
          </draw:text-box>
        </draw:frame>
        <draw:measure draw:style-name="gr19" draw:text-style-name="P15" draw:layer="layout" svg:x1="16.623cm" svg:y1="8.874cm" svg:x2="24.37cm" svg:y2="8.858cm">
          <text:p text:style-name="P15"><text:measure text:kind="gap"/></text:p>
        </draw:measure>
        <draw:frame draw:style-name="gr21" draw:text-style-name="P17" draw:layer="layout" svg:width="4.953cm" svg:height="0.801cm" svg:x="3.921cm" svg:y="10.017cm">
          <draw:text-box>
            <text:p><text:span text:style-name="T11">06</text:span><text:span text:style-name="T11"><text:tab/></text:span><text:span text:style-name="T11"> <text:s text:c="8"/>12</text:span><text:span text:style-name="T11"><text:tab/></text:span><text:span text:style-name="T11"><text:tab/></text:span><text:span text:style-name="T11">18</text:span></text:p>
          </draw:text-box>
        </draw:frame>
        <draw:frame draw:style-name="gr21" draw:text-style-name="P17" draw:layer="layout" svg:width="4.953cm" svg:height="0.801cm" svg:x="11.541cm" svg:y="10.017cm">
          <draw:text-box>
            <text:p><text:span text:style-name="T11">06</text:span><text:span text:style-name="T11"><text:tab/></text:span><text:span text:style-name="T11"> <text:s text:c="5"/></text:span><text:span text:style-name="T11"><text:s text:c="3"/></text:span><text:span text:style-name="T11">12</text:span><text:span text:style-name="T11"><text:tab/></text:span><text:span text:style-name="T11"><text:tab/></text:span><text:span text:style-name="T11">18</text:span></text:p>
          </draw:text-box>
        </draw:frame>
        <draw:frame draw:style-name="gr22" draw:text-style-name="P18" draw:layer="layout" svg:width="3.046cm" svg:height="0.889cm" draw:transform="rotate (1.5707963267949) translate (0cm 11.287cm)">
          <draw:text-box>
            <text:p><text:span text:style-name="T12">Expe</text:span><text:span text:style-name="T12">ctativ</text:span><text:span text:style-name="T12">a</text:span></text:p>
          </draw:text-box>
        </draw:frame>
        <draw:frame draw:style-name="gr23" draw:text-style-name="P18" draw:layer="layout" svg:width="2.667cm" svg:height="1cm" draw:transform="rotate (1.5707963267949) translate (0cm 14.208cm)">
          <draw:text-box>
            <text:p><text:span text:style-name="T12">Reali</text:span><text:span text:style-name="T12">dad</text:span></text:p>
          </draw:text-box>
        </draw:frame>
        <draw:frame draw:style-name="gr24" draw:text-style-name="P17" draw:layer="layout" svg:width="4.953cm" svg:height="0.526cm" svg:x="19.161cm" svg:y="10.017cm">
          <draw:text-box>
            <text:p><text:span text:style-name="T11">06</text:span><text:span text:style-name="T11"><text:tab/></text:span><text:span text:style-name="T11"> <text:s text:c="4"/></text:span><text:span text:style-name="T11"><text:s text:c="4"/></text:span><text:span text:style-name="T11">12</text:span><text:span text:style-name="T11"><text:tab/></text:span><text:span text:style-name="T11"><text:tab/></text:span><text:span text:style-name="T11">18</text:span></text:p>
          </draw:text-box>
        </draw:frame>
        <draw:frame draw:style-name="gr18" draw:text-style-name="P14" draw:layer="layout" svg:width="1.651cm" svg:height="1.275cm" svg:x="17.002cm" svg:y="8.874cm">
          <draw:text-box>
            <text:p><text:span text:style-name="T9">2</text:span><text:span text:style-name="T9">5</text:span><text:span text:style-name="T9">/</text:span><text:span text:style-name="T9">0</text:span><text:span text:style-name="T9">3</text:span></text:p>
            <text:p><text:span text:style-name="T9">0</text:span><text:span text:style-name="T9">0</text:span><text:span text:style-name="T9"> </text:span><text:span text:style-name="T9">h</text:span><text:span text:style-name="T9">s</text:span></text:p>
          </draw:text-box>
        </draw:frame>
        <draw:line draw:style-name="gr17" draw:text-style-name="P3" draw:layer="layout" svg:x1="17.637cm" svg:y1="10.144cm" svg:x2="17.637cm" svg:y2="11.414cm">
          <text:p/>
        </draw:line>
        <draw:frame draw:style-name="gr25" draw:text-style-name="P12" draw:layer="layout" svg:width="1.778cm" svg:height="1.205cm" svg:x="14.843cm" svg:y="12.813cm">
          <draw:text-box>
            <text:p><text:span text:style-name="T6">Medición </text:span><text:span text:style-name="T6">correcta </text:span><text:span text:style-name="T6">y </text:span><text:span text:style-name="T6">hermosa.</text:span></text:p>
          </draw:text-box>
        </draw:frame>
        <draw:frame draw:style-name="gr26" draw:text-style-name="P2" draw:layer="layout" svg:width="25.654cm" svg:height="0.963cm" svg:x="1.889cm" svg:y="12.303cm">
          <draw:text-box>
            <text:p><text:span text:style-name="T13">00 h</text:span><text:span text:style-name="T13"><text:tab/></text:span><text:span text:style-name="T13"> </text:span><text:span text:style-name="T13"><text:s text:c="5"/></text:span><text:span text:style-name="T14">06 h</text:span><text:span text:style-name="T14"><text:tab/></text:span><text:span text:style-name="T14"><text:tab/></text:span><text:span text:style-name="T1"> </text:span><text:span text:style-name="T13">11 h</text:span><text:span text:style-name="T13"><text:tab/></text:span><text:span text:style-name="T1"> </text:span><text:span text:style-name="T1"><text:s text:c="7"/></text:span><text:span text:style-name="T15">15 h</text:span><text:span text:style-name="T15"><text:tab/></text:span><text:span text:style-name="T15">2 h</text:span><text:span text:style-name="T15"><text:tab/></text:span><text:span text:style-name="T15"> </text:span><text:span text:style-name="T15"><text:s text:c="5"/>6.30</text:span><text:span text:style-name="T15"><text:tab/></text:span><text:span text:style-name="T15"> </text:span><text:span text:style-name="T15">h</text:span><text:span text:style-name="T15"><text:tab/></text:span><text:span text:style-name="T15"><text:tab/></text:span><text:span text:style-name="T15"> </text:span><text:span text:style-name="T15"><text:s text:c="6"/>17 h</text:span><text:span text:style-name="T15"><text:tab/></text:span><text:span text:style-name="T15"><text:tab/></text:span><text:span text:style-name="T15">01 h</text:span><text:span text:style-name="T15"><text:tab/></text:span><text:span text:style-name="T15"> </text:span><text:span text:style-name="T15"><text:s text:c="6"/>5h</text:span></text:p>
          </draw:text-box>
        </draw:frame>
        <draw:frame draw:style-name="gr12" draw:text-style-name="P11" draw:layer="layout" svg:width="1.778cm" svg:height="2.159cm" svg:x="12.938cm" svg:y="12.811cm">
          <draw:text-box>
            <text:p><text:span text:style-name="T5">S</text:span><text:span text:style-name="T5">e</text:span><text:span text:style-name="T5"> </text:span><text:span text:style-name="T5">m</text:span><text:span text:style-name="T5">e</text:span><text:span text:style-name="T5"> </text:span><text:span text:style-name="T5">a</text:span><text:span text:style-name="T5">p</text:span><text:span text:style-name="T5">a</text:span><text:span text:style-name="T5">g</text:span><text:span text:style-name="T5">ó</text:span><text:span text:style-name="T5"> </text:span><text:span text:style-name="T5">l</text:span><text:span text:style-name="T5">a</text:span><text:span text:style-name="T5"> </text:span><text:span text:style-name="T5">c</text:span><text:span text:style-name="T5">o</text:span><text:span text:style-name="T5">m</text:span><text:span text:style-name="T5">p</text:span><text:span text:style-name="T5">u</text:span><text:span text:style-name="T5"> </text:span><text:span text:style-name="T5">e</text:span><text:span text:style-name="T5">n</text:span><text:span text:style-name="T5"> </text:span><text:span text:style-name="T5">m</text:span><text:span text:style-name="T5">e</text:span><text:span text:style-name="T5">d</text:span><text:span text:style-name="T5">i</text:span><text:span text:style-name="T5">o</text:span><text:span text:style-name="T5"> </text:span><text:span text:style-name="T5">d</text:span><text:span text:style-name="T5">e</text:span><text:span text:style-name="T5"> </text:span><text:span text:style-name="T5">l</text:span><text:span text:style-name="T5">a</text:span><text:span text:style-name="T5"> </text:span><text:span text:style-name="T5">m</text:span><text:span text:style-name="T5">e</text:span><text:span text:style-name="T5">d</text:span><text:span text:style-name="T5">i</text:span><text:span text:style-name="T5">c</text:span><text:span text:style-name="T5">i</text:span><text:span text:style-name="T5">ó</text:span><text:span text:style-name="T5">n</text:span></text:p>
          </draw:text-box>
        </draw:frame>
        <draw:line draw:style-name="gr27" draw:text-style-name="P3" draw:layer="layout" svg:x1="12.811cm" svg:y1="12.557cm" svg:x2="12.811cm" svg:y2="16.875cm">
          <text:p/>
        </draw:line>
        <draw:frame draw:style-name="gr26" draw:text-style-name="P20" draw:layer="layout" svg:width="2.413cm" svg:height="0.963cm" svg:x="11.668cm" svg:y="16.547cm">
          <draw:text-box>
            <text:p text:style-name="P19"><text:span text:style-name="T1">10 am</text:span></text:p>
            <text:p text:style-name="P19"><text:span text:style-name="T1">Riego y fotos</text:span></text:p>
          </draw:text-box>
        </draw:frame>
        <draw:frame draw:style-name="gr28" draw:text-style-name="P22" draw:layer="layout" svg:width="1.016cm" svg:height="0.635cm" svg:x="1.762cm" svg:y="14.335cm">
          <draw:text-box>
            <text:p text:style-name="P21"><text:span text:style-name="T16">(1)</text:span></text:p>
          </draw:text-box>
        </draw:frame>
        <draw:frame draw:style-name="gr28" draw:text-style-name="P22" draw:layer="layout" svg:width="1.016cm" svg:height="0.635cm" svg:x="5.699cm" svg:y="14.462cm">
          <draw:text-box>
            <text:p text:style-name="P21"><text:span text:style-name="T16">(2)</text:span></text:p>
          </draw:text-box>
        </draw:frame>
        <draw:frame draw:style-name="gr28" draw:text-style-name="P22" draw:layer="layout" svg:width="0.762cm" svg:height="0.727cm" svg:x="7.604cm" svg:y="14.081cm">
          <draw:text-box>
            <text:p text:style-name="P21"><text:span text:style-name="T16">(3)</text:span></text:p>
          </draw:text-box>
        </draw:frame>
        <draw:frame draw:style-name="gr28" draw:text-style-name="P22" draw:layer="layout" svg:width="0.762cm" svg:height="0.727cm" svg:x="9.636cm" svg:y="16.529cm">
          <draw:text-box>
            <text:p text:style-name="P21"><text:span text:style-name="T16">(4)</text:span></text:p>
          </draw:text-box>
        </draw:frame>
        <draw:frame draw:style-name="gr28" draw:text-style-name="P22" draw:layer="layout" svg:width="0.762cm" svg:height="0.727cm" svg:x="11.414cm" svg:y="13.954cm">
          <draw:text-box>
            <text:p text:style-name="P21"><text:span text:style-name="T16">(5</text:span><text:span text:style-name="T16">)</text:span></text:p>
          </draw:text-box>
        </draw:frame>
        <draw:frame draw:style-name="gr29" draw:text-style-name="P22" draw:layer="layout" svg:width="1.397cm" svg:height="0.981cm" svg:x="15.224cm" svg:y="14.116cm">
          <draw:text-box>
            <text:p text:style-name="P21"><text:span text:style-name="T16">(6</text:span><text:span text:style-name="T16">)</text:span></text:p>
            <text:p text:style-name="P21"><text:span text:style-name="T15">2</text:span><text:span text:style-name="T15">1</text:span><text:span text:style-name="T15">h</text:span></text:p>
          </draw:text-box>
        </draw:frame>
        <draw:frame draw:style-name="gr25" draw:text-style-name="P12" draw:layer="layout" svg:width="1.778cm" svg:height="1.205cm" svg:x="16.748cm" svg:y="12.811cm">
          <draw:text-box>
            <text:p><text:span text:style-name="T6">Medición correcta y hermosa.</text:span></text:p>
          </draw:text-box>
        </draw:frame>
        <draw:frame draw:style-name="gr25" draw:text-style-name="P12" draw:layer="layout" svg:width="1.778cm" svg:height="1.205cm" svg:x="18.653cm" svg:y="12.811cm">
          <draw:text-box>
            <text:p><text:span text:style-name="T6">Medición correcta y hermosa.</text:span></text:p>
          </draw:text-box>
        </draw:frame>
        <draw:frame draw:style-name="gr25" draw:text-style-name="P12" draw:layer="layout" svg:width="1.778cm" svg:height="1.205cm" svg:x="14.843cm" svg:y="14.843cm">
          <draw:text-box>
            <text:p><text:span text:style-name="T6">Medici</text:span><text:span text:style-name="T6">ón </text:span><text:span text:style-name="T6">correc</text:span><text:span text:style-name="T6">ta y </text:span><text:span text:style-name="T6">hermo</text:span><text:span text:style-name="T6">sa.</text:span></text:p>
          </draw:text-box>
        </draw:frame>
        <draw:frame draw:style-name="gr28" draw:text-style-name="P22" draw:layer="layout" svg:width="0.762cm" svg:height="0.727cm" svg:x="15.224cm" svg:y="16.021cm">
          <draw:text-box>
            <text:p text:style-name="P21"><text:span text:style-name="T16">(6)</text:span></text:p>
          </draw:text-box>
        </draw:frame>
        <draw:frame draw:style-name="gr28" draw:text-style-name="P22" draw:layer="layout" svg:width="0.762cm" svg:height="0.727cm" svg:x="18.907cm" svg:y="14.116cm">
          <draw:text-box>
            <text:p text:style-name="P21"><text:span text:style-name="T16">(6)</text:span></text:p>
          </draw:text-box>
        </draw:frame>
        <draw:frame draw:style-name="gr28" draw:text-style-name="P22" draw:layer="layout" svg:width="0.762cm" svg:height="0.727cm" svg:x="17.002cm" svg:y="14.116cm">
          <draw:text-box>
            <text:p text:style-name="P21"><text:span text:style-name="T16">(6)</text:span></text:p>
          </draw:text-box>
        </draw:frame>
        <draw:line draw:style-name="gr30" draw:text-style-name="P3" draw:layer="layout" svg:x1="2.397cm" svg:y1="12.43cm" svg:x2="2.397cm" svg:y2="11.541cm">
          <text:p/>
        </draw:line>
        <draw:line draw:style-name="gr30" draw:text-style-name="P3" draw:layer="layout" svg:x1="6.207cm" svg:y1="12.43cm" svg:x2="6.207cm" svg:y2="11.541cm">
          <text:p/>
        </draw:line>
        <draw:line draw:style-name="gr30" draw:text-style-name="P3" draw:layer="layout" svg:x1="11.922cm" svg:y1="12.43cm" svg:x2="11.922cm" svg:y2="11.541cm">
          <text:p/>
        </draw:line>
        <draw:line draw:style-name="gr30" draw:text-style-name="P3" draw:layer="layout" svg:x1="10.017cm" svg:y1="12.43cm" svg:x2="10.017cm" svg:y2="11.541cm">
          <text:p/>
        </draw:line>
        <draw:line draw:style-name="gr31" draw:text-style-name="P3" draw:layer="layout" svg:x1="7.985cm" svg:y1="12.43cm" svg:x2="7.985cm" svg:y2="11.541cm">
          <text:p/>
        </draw:line>
        <draw:line draw:style-name="gr32" draw:text-style-name="P3" draw:layer="layout" svg:x1="15.732cm" svg:y1="12.43cm" svg:x2="15.732cm" svg:y2="11.541cm">
          <text:p/>
        </draw:line>
        <draw:line draw:style-name="gr32" draw:text-style-name="P3" draw:layer="layout" svg:x1="17.637cm" svg:y1="12.43cm" svg:x2="17.637cm" svg:y2="11.541cm">
          <text:p/>
        </draw:line>
        <draw:line draw:style-name="gr32" draw:text-style-name="P3" draw:layer="layout" svg:x1="19.542cm" svg:y1="12.43cm" svg:x2="19.542cm" svg:y2="11.54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8:30:15.016190727</meta:creation-date>
    <dc:date>2022-03-30T01:56:25.811578196</dc:date>
    <meta:editing-duration>PT2H40M17S</meta:editing-duration>
    <meta:editing-cycles>11</meta:editing-cycles>
    <meta:generator>LibreOffice/6.4.7.2$Linux_X86_64 LibreOffice_project/40$Build-2</meta:generator>
    <meta:document-statistic meta:object-count="84"/>
  </office:meta>
</office:document-meta>
</file>